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4.743cm"/>
    </style:style>
    <style:style style:name="pr2" style:family="presentation" style:parent-style-name="默认-notes">
      <style:graphic-properties draw:fill-color="#ffffff" fo:min-height="13.364cm"/>
    </style:style>
    <style:style style:name="pr3" style:family="presentation" style:parent-style-name="默认-title">
      <style:graphic-properties fo:min-height="2.629cm"/>
    </style:style>
    <style:style style:name="pr4" style:family="presentation" style:parent-style-name="默认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style:font-name="Noto Sans CJK JP Regular" fo:font-size="18pt" style:font-name-asian="Noto Sans CJK JP Regular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4.743cm" svg:x="1.4cm" svg:y="5.257cm" presentation:class="title" presentation:user-transformed="true">
          <draw:text-box>
            <text:p>VE488 Machine forgetting<text:line-break/> Project Not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2">CN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NN is just convolution+DNN</text:span></text:p>
              </text:list-item>
              <text:list-item>
                <text:p><text:span text:style-name="T1">Fundamental:</text:span></text:p>
              </text:list-item>
              <text:list-item>
                <text:p><text:span text:style-name="T1"><text:a xlink:href="http://speech.ee.ntu.edu.tw/~tlkagk/courses/ML_2016/Lecture/CNN%20%28v2%29.pdf" xlink:type="simple">http://speech.ee.ntu.edu.tw/~tlkagk/courses/ML_2016/Lecture/CNN%20%28v2%29.pdf</text:a></text:span></text:p>
              </text:list-item>
              <text:list-item>
                <text:p><text:span text:style-name="T1">History and future:</text:span></text:p>
              </text:list-item>
              <text:list-item>
                <text:p><text:span text:style-name="T1"><text:a xlink:href="http://www.cnblogs.com/52machinelearning/p/5821591.html" xlink:type="simple">http://www.cnblogs.com/52machinelearning/p/5821591.html</text:a></text:span></text:p>
              </text:list-item>
              <text:list-item>
                <text:p><text:span text:style-name="T1"><text:a xlink:href="https://blog.csdn.net/cyh_24/article/details/51440344" xlink:type="simple">https://blog.csdn.net/cyh_24/article/details/51440344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2">Dataset:</text:p>
          </draw:text-box>
        </draw:frame>
        <draw:frame presentation:style-name="pr4" draw:layer="layout" svg:width="25.199cm" svg:height="9.134cm" svg:x="1.401cm" svg:y="4.2cm" presentation:class="outline" presentation:user-transformed="true">
          <draw:text-box>
            <text:list text:style-name="L2">
              <text:list-item>
                <text:p>MNIST:</text:p>
              </text:list-item>
              <text:list-item>
                <text:p>CIFAR-10:</text:p>
              </text:list-item>
              <text:list-item>
                <text:p>CIFAR-100:</text:p>
              </text:list-item>
              <text:list-item>
                <text:p>ImageNet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2">Computational Graph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现行的计算框架，几乎都是微分器</text:span></text:p>
              </text:list-item>
              <text:list-item>
                <text:p><text:span text:style-name="T1">封装了某些函数 </text:span><text:span text:style-name="T1">make life easier</text:span></text:p>
              </text:list-item>
              <text:list-item>
                <text:p><text:span text:style-name="T1">三件事情：写好函数， 计算</text:span><text:span text:style-name="T1">loss</text:span><text:span text:style-name="T1">，</text:span><text:span text:style-name="T1">updat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2">Pytorch：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动态图框架</text:p>
              </text:list-item>
              <text:list-item>
                <text:p>transfer learning：存数据的功能</text:p>
              </text:list-item>
              <text:list-item>
                <text:p>写函数： 数据维度类型，调用api，语法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2">Auto-encoder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一种降维方法：</text:span></text:p>
              </text:list-item>
              <text:list-item>
                <text:p><text:span text:style-name="T1"><text:a xlink:href="http://speech.ee.ntu.edu.tw/~tlkagk/courses/ML_2016/Lecture/auto%20%28v7%29.pdf" xlink:type="simple">http://speech.ee.ntu.edu.tw/~tlkagk/courses/ML_2016/Lecture/auto%20%28v7%29.pdf</text:a></text:span></text:p>
              </text:list-item>
              <text:list-item>
                <text:p><text:span text:style-name="T1">Denoising?</text:span></text:p>
              </text:list-item>
              <text:list-item>
                <text:p><text:span text:style-name="T1">Generating graph? </text:span><text:span text:style-name="T1">： </text:span><text:span text:style-name="T1">VA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2"><text:span text:style-name="T2">GAN: generative adversarial network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一种很大的互相博弈的网络群：</text:span></text:p>
              </text:list-item>
              <text:list-item>
                <text:p><text:span text:style-name="T1"><text:a xlink:href="http://speech.ee.ntu.edu.tw/~tlkagk/courses/ML_2016/Lecture/VAE%20%28v5%29.pdf" xlink:type="simple">http://speech.ee.ntu.edu.tw/~tlkagk/courses/ML_2016/Lecture/VAE%20%28v5%29.pdf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2">Adversarial attack: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Overview:</text:span></text:p>
              </text:list-item>
              <text:list-item>
                <text:p text:style-name="P6"><text:span text:style-name="T3"><text:a xlink:href="https://medium.com/onfido-tech/adversarial-attacks-and-defences-for-convolutional-neural-networks-66915ece52e7" xlink:type="simple">https://medium.com/onfido-tech/adversarial-attacks-and-defences-for-convolutional-neural-networks-66915ece52e7</text:a></text:span></text:p>
              </text:list-item>
              <text:list-item>
                <text:p text:style-name="P6"><text:span text:style-name="T3">Explaining adversarial sample:</text:span></text:p>
              </text:list-item>
              <text:list-item>
                <text:p text:style-name="P6"><text:span text:style-name="T3"><text:a xlink:href="https://arxiv.org/abs/1412.6572" xlink:type="simple">https://arxiv.org/abs/1412.6572</text:a></text:span></text:p>
              </text:list-item>
              <text:list-item>
                <text:p text:style-name="P6"><text:span text:style-name="T3">中文笔记：</text:span><text:span text:style-name="T3"><text:a xlink:href="https://blog.csdn.net/m0_38011344/article/details/80262570" xlink:type="simple">https://blog.csdn.net/m0_38011344/article/details/80262570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2">Our work(proposal):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1">1. realize CNN on CIFAR-10</text:span></text:p>
              </text:list-item>
              <text:list-item>
                <text:p text:style-name="P3"><text:span text:style-name="T1">2. realize adversarial attack on our CNN</text:span></text:p>
              </text:list-item>
              <text:list-item>
                <text:p text:style-name="P3"><text:span text:style-name="T1">3. train with adversarial attack samples</text:span></text:p>
              </text:list-item>
              <text:list-item>
                <text:p text:style-name="P3"><text:span text:style-name="T1">4*. train a network to generate adversarial sample?</text:span></text:p>
              </text:list-item>
              <text:list-item>
                <text:p text:style-name="P3"><text:span text:style-name="T1">5*. train a denoising network to defend attack?</text:span></text:p>
              </text:list-item>
              <text:list-item>
                <text:p text:style-name="P3"><text:span text:style-name="T1">6*. train these new networks with original CNN </text:span><text:span text:style-name="T1">togerther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2">Reference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4">台大机器学习：</text:span><text:span text:style-name="T4">slide</text:span><text:span text:style-name="T4">： </text:span><text:span text:style-name="T4"><text:a xlink:href="https://blog.csdn.net/soulmeetliang/article/details/77461607" xlink:type="simple">https://blog.csdn.net/soulmeetliang/article/details/77461607</text:a></text:span></text:p>
              </text:list-item>
              <text:list-item>
                <text:p text:style-name="P7"><text:span text:style-name="T4">video: <text:s text:c="2"/></text:span><text:span text:style-name="T4"><text:a xlink:href="https://www.bilibili.com/video/av10590361from=search&amp;seid=15440115164893902169" xlink:type="simple">https://www.bilibili.com/video/av10590361from=search&amp;seid=15440115164893902169</text:a></text:span></text:p>
              </text:list-item>
              <text:list-item>
                <text:p text:style-name="P7"><text:span text:style-name="T4">pytorch tutorial: </text:span><text:span text:style-name="T4"><text:a xlink:href="https://pytorch.org/tutorials/index.html" xlink:type="simple">https://pytorch.org/tutorials/index.html</text:a></text:span></text:p>
              </text:list-item>
              <text:list-item>
                <text:p text:style-name="P7"><text:span text:style-name="T4">pytorch doc: </text:span><text:span text:style-name="T4"><text:a xlink:href="https://pytorch.org/docs/stable/index.html" xlink:type="simple">https://pytorch.org/docs/stable/index.html</text:a></text:span></text:p>
              </text:list-item>
              <text:list-item>
                <text:p text:style-name="P7"><text:span text:style-name="T4">[2]defend using autoencoder: </text:span><text:span text:style-name="T4"><text:tab/></text:span><text:span text:style-name="T4">https://arxiv.org/abs/1803.07994</text:span></text:p>
              </text:list-item>
              <text:list-item>
                <text:p text:style-name="P7"><text:span text:style-name="T4">[3]GAN: </text:span><text:span text:style-name="T4"><text:tab/></text:span><text:span text:style-name="T4"><text:tab/></text:span><text:span text:style-name="T4">https://arxiv.org/pdf/1406.2661.pdf</text:span></text:p>
              </text:list-item>
              <text:list-item>
                <text:p text:style-name="P7"><text:span text:style-name="T4">[4]2018 attack winner: </text:span><text:span text:style-name="T4"><text:tab/></text:span><text:span text:style-name="T4">https://arxiv.org/pdf/1710.06081.pdf</text:span></text:p>
              </text:list-item>
              <text:list-item>
                <text:p text:style-name="P7"><text:span text:style-name="T4">[5]explaining adversarial sample:</text:span><text:span text:style-name="T4"><text:tab/></text:span><text:span text:style-name="T4"> https://arxiv.org/pdf/1412.6572.pdf</text:span></text:p>
              </text:list-item>
              <text:list-item>
                <text:p text:style-name="P7"><text:span text:style-name="T4">[6]2018 defend winner:</text:span><text:span text:style-name="T4"><text:tab/></text:span><text:span text:style-name="T4"> https://github.com/lfz/Guided-Denoise</text:span></text:p>
              </text:list-item>
              <text:list-item>
                <text:p text:style-name="P7"><text:span text:style-name="T4">[7]GAN¼ò½é:</text:span><text:span text:style-name="T4"><text:tab/></text:span><text:span text:style-name="T4"> https://www.msra.cn/zh-cn/news/features/gan-20170511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10:24:13.336553320</meta:creation-date>
    <dc:date>2018-07-17T16:36:31.641836639</dc:date>
    <meta:editing-duration>PT22M19S</meta:editing-duration>
    <meta:editing-cycles>4</meta:editing-cycles>
    <meta:generator>LibreOffice/6.0.3.2$Linux_X86_64 LibreOffice_project/00m0$Build-2</meta:generator>
    <meta:document-statistic meta:object-count="60"/>
  </office:meta>
</office:document-meta>
</file>